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379"/>
    </style:style>
    <style:style style:name="P2" style:family="paragraph" style:parent-style-name="Standard">
      <style:paragraph-properties fo:text-align="start" style:justify-single-word="false"/>
      <style:text-properties officeooo:paragraph-rsid="0019e379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9e37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e37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9e379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6710457602568924012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140557209939859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140555710163010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140556716205615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140556803822433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555795158848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555635673915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140556238881666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555511474222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557516166020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557550601855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556617941406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4:05:55.35870501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5.786998983</meta:creation-date>
    <meta:editing-duration>PT3M11S</meta:editing-duration>
    <meta:editing-cycles>4</meta:editing-cycles>
    <meta:generator>LibreOffice/4.3.7.2$Linux_X86_64 LibreOffice_project/430$Build-2</meta:generator>
    <dc:date>2016-08-19T14:05:55.203570677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